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7000005E84F30CA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085cm"/>
    </style:style>
    <style:style style:name="gr2" style:family="graphic" style:parent-style-name="standard">
      <style:graphic-properties draw:stroke="none" svg:stroke-color="#000000" draw:fill="none" draw:fill-color="#ffffff" fo:min-height="4.83cm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color="#4a002f" fo:font-family="Gabriola" style:font-pitch="variable" fo:font-size="36pt" style:font-size-asian="36pt" style:font-size-complex="3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color="#4a002f" fo:font-family="Gabriola" style:font-pitch="variable" fo:font-size="15pt" style:font-family-asian="Gabriola" style:font-pitch-asian="variable" style:font-size-asian="15pt" style:font-family-complex="Gabriola" style:font-pitch-complex="variable" style:font-size-complex="8.5pt"/>
    </style:style>
    <style:style style:name="P7" style:family="paragraph">
      <style:paragraph-properties fo:text-align="center"/>
      <style:text-properties fo:color="#4a002f" fo:font-family="Gabriola" style:font-pitch="variable" fo:font-size="15pt" fo:font-style="italic" fo:font-weight="bold" style:font-family-asian="Gabriola" style:font-pitch-asian="variable" style:font-size-asian="15pt" style:font-style-asian="italic" style:font-weight-asian="bold" style:font-family-complex="Gabriola" style:font-pitch-complex="variable" style:font-size-complex="15pt" style:font-style-complex="italic" style:font-weight-complex="bold"/>
    </style:style>
    <style:style style:name="T1" style:family="text">
      <style:text-properties fo:color="#4a002f" fo:font-family="Gabriola" style:font-pitch="variable" fo:font-size="22pt" style:font-size-asian="22pt" style:font-size-complex="22pt"/>
    </style:style>
    <style:style style:name="T2" style:family="text">
      <style:text-properties fo:color="#4a002f" fo:font-family="Gabriola" style:font-pitch="variable" fo:font-size="10pt" style:font-size-asian="10pt" style:font-size-complex="10pt"/>
    </style:style>
    <style:style style:name="T3" style:family="text">
      <style:text-properties fo:color="#4a002f" fo:font-family="Gabriola" style:font-pitch="variable" fo:font-size="14pt" style:font-size-asian="14pt" style:font-size-complex="14pt"/>
    </style:style>
    <style:style style:name="T4" style:family="text">
      <style:text-properties fo:color="#4a002f" fo:font-family="Gabriola" style:font-pitch="variable" fo:font-size="16pt" style:font-size-asian="16pt" style:font-size-complex="16pt"/>
    </style:style>
    <style:style style:name="T5" style:family="text">
      <style:text-properties fo:color="#4a002f" fo:font-family="Gabriola" style:font-pitch="variable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4a002f" fo:font-family="Gabriola" style:font-pitch="variable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4a002f" fo:font-family="Gabriola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color="#4a002f" fo:font-family="Gabriola" style:font-pitch="variable" fo:font-size="6pt" style:font-size-asian="6pt" style:font-size-complex="6pt"/>
    </style:style>
    <style:style style:name="T9" style:family="text">
      <style:text-properties fo:color="#4a002f" fo:font-family="Gabriola" style:font-pitch="variable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4a002f" fo:font-family="Gabriola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4a002f" fo:font-family="Gabriola" style:font-pitch="variable" fo:font-size="15pt" fo:font-style="italic" fo:font-weight="bold" style:font-family-asian="Gabriola" style:font-pitch-asian="variable" style:font-size-asian="15pt" style:font-style-asian="italic" style:font-weight-asian="bold" style:font-family-complex="Gabriola" style:font-pitch-complex="variable" style:font-size-complex="15pt" style:font-style-complex="italic" style:font-weight-complex="bold"/>
    </style:style>
    <style:style style:name="T12" style:family="text">
      <style:text-properties fo:color="#4a002f" fo:font-family="Gabriola" style:font-pitch="variable" fo:font-size="15pt" fo:font-style="italic" fo:font-weight="normal" style:font-family-asian="Gabriola" style:font-pitch-asian="variable" style:font-size-asian="15pt" style:font-style-asian="italic" style:font-weight-asian="normal" style:font-family-complex="Gabriola" style:font-pitch-complex="variable" style:font-size-complex="15pt" style:font-style-complex="italic" style:font-weight-complex="normal"/>
    </style:style>
    <style:style style:name="T13" style:family="text">
      <style:text-properties fo:color="#4a002f" fo:font-family="Gabriola" style:font-pitch="variable" fo:font-size="15pt" style:font-family-asian="Gabriola" style:font-pitch-asian="variable" style:font-size-asian="15pt" style:font-family-complex="Gabriola" style:font-pitch-complex="variable" style:font-size-complex="15pt"/>
    </style:style>
    <style:style style:name="T14" style:family="text">
      <style:text-properties fo:color="#4a002f" fo:font-family="Gabriola" style:font-pitch="variable" fo:font-size="10pt" style:font-family-asian="Gabriola" style:font-pitch-asian="variable" style:font-size-asian="10pt" style:font-family-complex="Gabriola" style:font-pitch-complex="variable" style:font-size-complex="10pt"/>
    </style:style>
    <style:style style:name="T15" style:family="text">
      <style:text-properties fo:color="#4a002f" fo:font-family="Gabriola" style:font-pitch="variable" fo:font-size="15pt" fo:font-style="normal" fo:font-weight="normal" style:font-family-asian="Gabriola" style:font-pitch-asian="variable" style:font-size-asian="15pt" style:font-style-asian="normal" style:font-weight-asian="normal" style:font-family-complex="Gabriola" style:font-pitch-complex="variable" style:font-size-complex="15pt" style:font-style-complex="normal" style:font-weight-complex="normal"/>
    </style:style>
    <style:style style:name="T16" style:family="text">
      <style:text-properties fo:color="#4a002f" fo:font-family="Gabriola" style:font-pitch="variable" fo:font-size="15pt" fo:font-style="normal" fo:font-weight="normal" style:font-family-asian="Gabriola" style:font-pitch-asian="variable" style:font-size-asian="15pt" style:font-style-asian="normal" style:font-weight-asian="normal" style:font-family-complex="Gabriola" style:font-pitch-complex="variable" style:font-size-complex="8.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6.985cm" svg:height="14.847cm" svg:x="5.08cm" svg:y="4.88cm">
          <draw:text-box>
            <text:p text:style-name="P1"><text:span text:style-name="T1">Rebekkah</text:span></text:p>
            <text:p text:style-name="P1"><text:span text:style-name="T1">&amp;</text:span></text:p>
            <text:p text:style-name="P1"><text:span text:style-name="T1">Gabe</text:span></text:p>
            <text:p text:style-name="P1"><text:span text:style-name="T2"/></text:p>
            <text:p text:style-name="P1"><text:span text:style-name="T3">August 11, 2012</text:span></text:p>
            <text:p text:style-name="P1"><text:span text:style-name="T3">The Red Rock Ranch, Westcliffe, CO</text:span></text:p>
            <text:p text:style-name="P2"><text:span text:style-name="T4"/></text:p>
            <text:p text:style-name="P2"><text:span text:style-name="T5">Processional</text:span><text:span text:style-name="T6"> - - - - - - - - - - - - - - - - - - - - </text:span></text:p>
            <text:p text:style-name="P3"><text:span text:style-name="T7">The Promise, Tracy Chapman</text:span></text:p>
            <text:p text:style-name="P2"><text:span text:style-name="T8"/></text:p>
            <text:p text:style-name="P2"><text:span text:style-name="T5">Welcome </text:span><text:span text:style-name="T6">- - - - - - - - - - - - - - - - - - - - - -</text:span></text:p>
            <text:p text:style-name="P3"><text:span text:style-name="T7">Chet Denlinger</text:span></text:p>
            <text:p text:style-name="P2"><text:span text:style-name="T8"/></text:p>
            <text:p text:style-name="P2"><text:span text:style-name="T5">Love Letter of Vincent Van Gogh</text:span><text:span text:style-name="T6"> - - - - - </text:span></text:p>
            <text:p text:style-name="P3"><text:span text:style-name="T7">Ilana Stern</text:span></text:p>
            <text:p text:style-name="P2"><text:span text:style-name="T8"/></text:p>
            <text:p text:style-name="P2"><text:span text:style-name="T5">On the Nature of Love</text:span><text:span text:style-name="T6"> - - - - - - - - - - - - -</text:span></text:p>
            <text:p text:style-name="P3"><text:span text:style-name="T7">Adam Rudebusch</text:span></text:p>
            <text:p text:style-name="P2"><text:span text:style-name="T9"/></text:p>
            <text:p text:style-name="P2"><text:span text:style-name="T5">Officiant's Blessing &amp; Passing of Rings</text:span><text:span text:style-name="T6"> - </text:span></text:p>
            <text:p text:style-name="P3"><text:span text:style-name="T7">Chet Denlinger</text:span></text:p>
            <text:p text:style-name="P2"><text:span text:style-name="T10"/></text:p>
            <text:p text:style-name="P2"><text:span text:style-name="T5">Community Blessing </text:span><text:span text:style-name="T6">- - - - - - - - - - - - -</text:span></text:p>
            <text:p text:style-name="P3"><text:span text:style-name="T7">Friends and Family</text:span></text:p>
            <text:p text:style-name="P2"><text:span text:style-name="T2"/></text:p>
            <text:p text:style-name="P2"><text:span text:style-name="T5">Exchanging of Vows &amp; Rings</text:span><text:span text:style-name="T6"> - - - - - - - -</text:span></text:p>
            <text:p text:style-name="P3"><text:span text:style-name="T6">Rebekkah and Gabe</text:span></text:p>
            <text:p text:style-name="P2"><text:span text:style-name="T2"/></text:p>
            <text:p text:style-name="P2"><text:span text:style-name="T11">Recessional</text:span><text:span text:style-name="T12"> - - - - - - - - - - - - - - - - - - - - </text:span></text:p>
            <text:p text:style-name="P3"><text:span text:style-name="T12">Marry You, Bruno Mars</text:span></text:p>
          </draw:text-box>
        </draw:frame>
        <draw:frame draw:style-name="gr2" draw:text-style-name="P7" draw:layer="layout" svg:width="4.445cm" svg:height="5.08cm" svg:x="3.21cm" svg:y="20.15cm">
          <draw:text-box>
            <text:p text:style-name="P5"><text:span text:style-name="T11">Parents of the Bride</text:span></text:p>
            <text:p text:style-name="P5"><text:span text:style-name="T13">Deborah Goodman</text:span></text:p>
            <text:p text:style-name="P5"><text:span text:style-name="T13">Rich Williams</text:span></text:p>
            <text:p text:style-name="P5"><text:span text:style-name="T14"/></text:p>
            <text:p text:style-name="P5"><text:span text:style-name="T11">Maids of Honor</text:span></text:p>
            <text:p text:style-name="P5"><text:span text:style-name="T15">Hannah Ebner</text:span></text:p>
            <text:p text:style-name="P6"><text:span text:style-name="T16">Rachael Goodman-Williams</text:span></text:p>
          </draw:text-box>
        </draw:frame>
        <draw:frame draw:style-name="gr3" draw:text-style-name="P7" draw:layer="layout" svg:width="4.445cm" svg:height="5.715cm" svg:x="7.855cm" svg:y="20.15cm">
          <draw:text-box>
            <text:p text:style-name="P5"><text:span text:style-name="T11">Parents of the Groom</text:span></text:p>
            <text:p text:style-name="P5"><text:span text:style-name="T13">Vickie Hart</text:span></text:p>
            <text:p text:style-name="P5"><text:span text:style-name="T13">Bill Hart</text:span></text:p>
            <text:p text:style-name="P5"><text:span text:style-name="T14"/></text:p>
            <text:p text:style-name="P5"><text:span text:style-name="T11">Best Men</text:span></text:p>
            <text:p text:style-name="P5"><text:span text:style-name="T13">Tim Hart</text:span></text:p>
            <text:p text:style-name="P5"><text:span text:style-name="T13">Matt Hart</text:span></text:p>
          </draw:text-box>
        </draw:frame>
        <draw:frame draw:style-name="gr4" draw:text-style-name="P7" draw:layer="layout" svg:width="8.255cm" svg:height="3.247cm" svg:x="3.71cm" svg:y="24.33cm">
          <draw:text-box>
            <text:p text:style-name="P5"><text:span text:style-name="T11">Officiant</text:span></text:p>
            <text:p text:style-name="P5"><text:span text:style-name="T13">Chet Denlinger</text:span></text:p>
            <text:p text:style-name="P5"><text:span text:style-name="T14"/></text:p>
            <text:p text:style-name="P5"><text:span text:style-name="T11">Readers</text:span></text:p>
            <text:p text:style-name="P5"><text:span text:style-name="T13">Ilana Stern</text:span></text:p>
            <text:p text:style-name="P5"><text:span text:style-name="T13">Adam Rudebus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2.699cm" svg:height="27.629cm" svg:x="0.002cm" svg:y="0.312cm">
        <draw:image xlink:href="Pictures/10000201000002B7000005E84F30CAD1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4T12:04:11</dc:date>
    <dc:creator>Gabe Hart</dc:creator>
    <meta:generator>OpenOffice.org/3.3$Unix OpenOffice.org_project/330m20$Build-9567</meta:generator>
    <meta:editing-duration>PT1H5M33S</meta:editing-duration>
    <meta:editing-cycles>32</meta:editing-cycles>
    <meta:document-statistic meta:object-count="5"/>
  </office:meta>
</office:document-meta>
</file>